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2" style:family="paragraph" style:parent-style-name="Standard">
      <style:text-properties fo:font-size="12pt" fo:font-weight="normal" officeooo:rsid="00d9225b" officeooo:paragraph-rsid="00d9225b" style:font-size-asian="12pt" style:font-weight-asian="normal" style:font-size-complex="12pt" style:font-weight-complex="normal"/>
    </style:style>
    <style:style style:name="P33"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4"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5"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6"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8" style:family="paragraph" style:parent-style-name="Text_20_body">
      <style:paragraph-properties fo:text-align="start" style:justify-single-word="false"/>
      <style:text-properties officeooo:paragraph-rsid="001756f7"/>
    </style:style>
    <style:style style:name="P39" style:family="paragraph" style:parent-style-name="Text_20_body">
      <style:text-properties officeooo:rsid="02e82a24" officeooo:paragraph-rsid="001756f7" style:font-size-asian="12pt"/>
    </style:style>
    <style:style style:name="P4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0" style:family="paragraph" style:parent-style-name="Text_20_body">
      <style:text-properties officeooo:rsid="02e82a24" officeooo:paragraph-rsid="00bb0ca2" style:font-size-asian="12pt"/>
    </style:style>
    <style:style style:name="P5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dda3b5"/>
    </style:style>
    <style:style style:name="T76" style:family="text">
      <style:text-properties officeooo:rsid="00df946e"/>
    </style:style>
    <style:style style:name="T77" style:family="text">
      <style:text-properties officeooo:rsid="00cb48f2"/>
    </style:style>
    <style:style style:name="T78" style:family="text">
      <style:text-properties officeooo:rsid="00b23d89"/>
    </style:style>
    <style:style style:name="T79" style:family="text">
      <style:text-properties fo:font-size="12pt" fo:font-weight="bold" officeooo:rsid="0426cbc9" style:font-size-asian="12pt" style:font-weight-asian="bold" style:font-size-complex="12pt" style:font-weight-complex="bold"/>
    </style:style>
    <style:style style:name="T80" style:family="text">
      <style:text-properties fo:font-size="12pt" fo:font-weight="bold" officeooo:rsid="02e82a24" style:font-size-asian="12pt" style:font-weight-asian="bold" style:font-size-complex="12pt" style:font-weight-complex="bold"/>
    </style:style>
    <style:style style:name="T81" style:family="text">
      <style:text-properties fo:font-size="12pt" fo:font-weight="normal" officeooo:rsid="02e82a24" style:font-size-asian="12pt" style:font-weight-asian="normal" style:font-size-complex="12pt" style:font-weight-complex="normal"/>
    </style:style>
    <style:style style:name="T82" style:family="text">
      <style:text-properties fo:font-size="12pt" fo:font-weight="normal" officeooo:rsid="038dd9cf" style:font-size-asian="12pt" style:font-weight-asian="normal" style:font-size-complex="12pt" style:font-weight-complex="normal"/>
    </style:style>
    <style:style style:name="T83" style:family="text">
      <style:text-properties fo:font-size="12pt" fo:font-weight="normal" officeooo:rsid="0026d4d6" style:font-size-asian="12pt" style:font-weight-asian="normal" style:font-size-complex="12pt" style:font-weight-complex="normal"/>
    </style:style>
    <style:style style:name="T84" style:family="text">
      <style:text-properties officeooo:rsid="038d9d4d"/>
    </style:style>
    <style:style style:name="T85" style:family="text">
      <style:text-properties officeooo:rsid="038dd9cf"/>
    </style:style>
    <style:style style:name="T86" style:family="text">
      <style:text-properties officeooo:rsid="0025668c"/>
    </style:style>
    <style:style style:name="T87" style:family="text">
      <style:text-properties fo:font-weight="normal" style:font-weight-asian="normal" style:font-weight-complex="normal"/>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weight="bold" style:font-weight-asian="bold"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style:font-style-asian="normal" style:font-style-complex="normal"/>
    </style:style>
    <style:style style:name="T93" style:family="text">
      <style:text-properties officeooo:rsid="00bb3130"/>
    </style:style>
    <style:style style:name="T94"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29"/>
      <text:p text:style-name="P30">To properly allocate human resources, and ensure that urgent incidents are responded to briefly, alerting thresholds should be implemented. I propose the following tiers:</text:p>
      <text:p text:style-name="P30"/>
      <text:p text:style-name="P31">1. Critical – <text:span text:style-name="T74">Immediate human response required</text:span></text:p>
      <text:p text:style-name="P32">This tier is triggered upon receiving an emergency call, by an emergency services worker. It includes scenarios where there is an immediate risk of death; such as a hiker breaking a leg <text:span text:style-name="T75">in adverse weather conditions, </text:span>and being unable to retreat to a safe location <text:span text:style-name="T76">in a timely manner</text:span>.</text:p>
      <text:p text:style-name="P32">Once reported, team leaders in the vicinity are notified immediately, and mobilisation of volunteers can begin briefly after.</text:p>
      <text:p text:style-name="P32"/>
      <text:p text:style-name="P31"/>
      <text:p text:style-name="P31">2. Warning – <text:span text:style-name="T74">To be investigated within working hours</text:span></text:p>
      <text:p text:style-name="P31"/>
      <text:p text:style-name="P31"/>
      <text:p text:style-name="P31">3. <text:span text:style-name="T74">Facile – </text:span></text:p>
      <text:p text:style-name="P29"/>
      <text:p text:style-name="P29"/>
      <text:p text:style-name="P29"><text:span text:style-name="T71"><text:s/>If such a case occurs, it is important to </text:span><text:span text:style-name="T77">communicate to the users the average response latency </text:span><text:span text:style-name="T73">so they may</text:span></text:p>
      <text:p text:style-name="P33"/>
      <text:p text:style-name="P33"><text:span text:style-name="T71">. This could be further strengthened by displaying a warning message. </text:span><text:span text:style-name="T78">By doing so, users are advised to </text:span></text:p>
      <text:p text:style-name="P34"/>
      <text:p text:style-name="P35"/>
      <text:p text:style-name="P36"/>
      <text:p text:style-name="P36"/>
      <text:p text:style-name="P25"/>
      <text:p text:style-name="P25"/>
      <text:p text:style-name="P25"/>
      <text:p text:style-name="P25"/>
      <text:p text:style-name="P25"/>
      <text:p text:style-name="P25"/>
      <text:p text:style-name="P25"/>
      <text:p text:style-name="P25"/>
      <text:p text:style-name="P25"/>
      <text:p text:style-name="P37">References</text:p>
      <text:p text:style-name="P38"><text:span text:style-name="Strong_20_Emphasis"><text:span text:style-name="T79">GD</text:span></text:span><text:span text:style-name="Strong_20_Emphasis"><text:span text:style-name="T80">P</text:span></text:span><text:span text:style-name="Strong_20_Emphasis"><text:span text:style-name="T79">R</text:span></text:span><text:span text:style-name="T81"> (</text:span>2018<text:span text:style-name="T81">) </text:span><text:span text:style-name="Emphasis"><text:span text:style-name="T81">General Data Protection Regulation.</text:span></text:span><text:span text:style-name="T81"> Available at: </text:span><text:a xlink:type="simple" xlink:href="https://gdpr-info.eu/" text:style-name="Internet_20_link" text:visited-style-name="Visited_20_Internet_20_Link"><text:span text:style-name="T81">https://gdpr-info.eu/</text:span></text:a><text:span text:style-name="T81"> (</text:span><text:span text:style-name="T82">Accessed: </text:span><text:span text:style-name="T83">5 </text:span><text:span text:style-name="T82"><text:s/></text:span><text:span text:style-name="T83">May</text:span><text:span text:style-name="T82"> 2026</text:span><text:span text:style-name="T81">).</text:span></text:p>
      <text:p text:style-name="P39"><text:span text:style-name="Strong_20_Emphasis">Data Protection Act 2018</text:span> (2018) <text:span text:style-name="Emphasis">c.12.</text:span> London: The Stationery Office. <text:span text:style-name="T84">Available at: </text:span><text:a xlink:type="simple" xlink:href="https://www.legislation.gov.uk/ukpga/2018/12" text:style-name="Internet_20_link" text:visited-style-name="Visited_20_Internet_20_Link"><text:span text:style-name="T84">https://www.legislation.gov.uk/ukpga/2018/12</text:span></text:a><text:span text:style-name="T84"> </text:span><text:span text:style-name="T85">(Accessed: </text:span><text:span text:style-name="T86">5 May</text:span><text:span text:style-name="T85"> 2026).</text:span></text:p>
      <text:p text:style-name="P40"><text:soft-page-break/><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5">Accessed: </text:span><text:span text:style-name="T86">5</text:span><text:span text:style-name="T85"> </text:span><text:span text:style-name="T86">May</text:span><text:span text:style-name="T85"> 2026</text:span>).</text:p>
      <text:p text:style-name="P41">National Cyber Security Centre <text:span text:style-name="T87">(2021) </text:span><text:span text:style-name="T88">Top tips for staying secure online.</text:span><text:span text:style-name="T87"> Available at: </text:span><text:a xlink:type="simple" xlink:href="https://www.ncsc.gov.uk/collection/top-tips-for-staying-secure-online/always-back-up-your-most-important-data#section_3" text:style-name="Internet_20_link" text:visited-style-name="Visited_20_Internet_20_Link"><text:span text:style-name="T87">https://www.ncsc.gov.uk/collection/top-tips-for-staying-secure-online/always-back-up-your-most-important-data#section_3</text:span></text:a><text:span text:style-name="T87"> (Accessed 5 May 2026).</text:span></text:p>
      <text:p text:style-name="P42"/>
      <text:p text:style-name="P43"><text:span text:style-name="T8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3"/>
      <text:p text:style-name="P44">Rubber Duck Debugging <text:span text:style-name="T87">(n.d.) </text:span><text:span text:style-name="T88">Debugging Software with a Rubber Ducky. </text:span><text:span text:style-name="T90">Available at: </text:span><text:a xlink:type="simple" xlink:href="https://rubberduckdebugging.com/" text:style-name="Internet_20_link" text:visited-style-name="Visited_20_Internet_20_Link"><text:span text:style-name="T90">https://rubberduckdebugging.com/</text:span></text:a><text:span text:style-name="T90"> (Accessed: 5 May 2026)</text:span></text:p>
      <text:p text:style-name="P45"/>
      <text:p text:style-name="P46"><text:span text:style-name="T91">Luka Netzler, Brian Lovell</text:span><text:span text:style-name="T9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7"/>
      <text:p text:style-name="P48">Christoph Bamberg, Julia Reinchenberger, Jens Blechert <text:span text:style-name="T87">(2025) </text:span><text:span text:style-name="T88">Stable cognitive performance while adapting to intermittent fasting: A randomised controlled trial</text:span><text:span text:style-name="T90">. Available at: </text:span><text:a xlink:type="simple" xlink:href="https://journals.sagepub.com/doi/10.1177/13591053251351204" text:style-name="Internet_20_link" text:visited-style-name="Visited_20_Internet_20_Link"><text:span text:style-name="T90">https://journals.sagepub.com/doi/10.1177/13591053251351204</text:span></text:a><text:span text:style-name="T90"> (Accessed: 5 May 2026).</text:span></text:p>
      <text:p text:style-name="P49"/>
      <text:p text:style-name="P50"><text:span text:style-name="Strong_20_Emphasis">Information Commissioner’s Office (ICO)</text:span> (2024<text:span text:style-name="T9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5">Accessed: </text:span><text:span text:style-name="T94">5 May </text:span><text:span text:style-name="T85">2026</text:span>).</text:p>
      <text:p text:style-name="P51">Dominik H Pesta, Varman T Samuel <text:span text:style-name="T87">(2014) </text:span><text:span text:style-name="T88">A high-protein diet for reducing body fat: mechanisms and possible caveats.</text:span><text:span text:style-name="T87"> Available at: </text:span><text:a xlink:type="simple" xlink:href="https://link.springer.com/article/10.1186/1743-7075-11-53" text:style-name="Internet_20_link" text:visited-style-name="Visited_20_Internet_20_Link"><text:span text:style-name="T87">https://link.springer.com/article/10.1186/1743-7075-11-53</text:span></text:a><text:span text:style-name="T87"> (Accessed: 5 May 2026).</text:span></text:p>
      <text:p text:style-name="P52"/>
      <text:p text:style-name="P53">Craig A. Williamson, Jari J. Morganti, Hannah E. Smithson <text:span text:style-name="T87">(2023) </text:span><text:span text:style-name="T88">Bright-light distractions and visual performance</text:span><text:span text:style-name="T87">. Available at: </text:span><text:a xlink:type="simple" xlink:href="https://www.frontiersin.org/journals/psychology/articles/10.3389/fpsyg.2023.1088975/full" text:style-name="Internet_20_link" text:visited-style-name="Visited_20_Internet_20_Link"><text:span text:style-name="T87">https://www.frontiersin.org/journals/psychology/articles/10.3389/fpsyg.2023.1088975/full</text:span></text:a><text:span text:style-name="T87"> (Accessed: 5 May 2026).</text:span></text:p>
      <text:p text:style-name="P54"/>
      <text:p text:style-name="P55">Ning Ding, Daniel Wagner, Xiaomeng Chen, Abhinav Pathak, Y. Charlie Hu, Andrew Rice <text:span text:style-name="T87">(2013) </text:span><text:span text:style-name="T88">Characterizing and modeling the impact of wireless signal strength on smartphone battery drain. </text:span><text:span text:style-name="T90">Available at: </text:span><text:a xlink:type="simple" xlink:href="https://dl.acm.org/doi/10.1145/2494232.2466586" text:style-name="Internet_20_link" text:visited-style-name="Visited_20_Internet_20_Link"><text:span text:style-name="T90">https://dl.acm.org/doi/10.1145/2494232.2466586</text:span></text:a><text:span text:style-name="T90"> (Accessed: 5 May 2026)</text:span></text:p>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0:39:05.614861845</dc:date>
    <meta:editing-duration>PT6H52M46S</meta:editing-duration>
    <meta:editing-cycles>153</meta:editing-cycles>
    <meta:document-statistic meta:table-count="0" meta:image-count="0" meta:object-count="0" meta:page-count="5" meta:paragraph-count="46" meta:word-count="1359" meta:character-count="9644" meta:non-whitespace-character-count="8313"/>
  </office:meta>
</office:document-meta>
</file>